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1cm" svg:y1="2.7cm" svg:x2="4.1cm" svg:y2="17.3cm">
          <text:p/>
        </draw:line>
        <draw:line draw:style-name="gr1" draw:text-style-name="P1" draw:layer="layout" svg:x1="4.1cm" svg:y1="17.3cm" svg:x2="16.9cm" svg:y2="17.3cm">
          <text:p/>
        </draw:line>
        <draw:line draw:style-name="gr1" draw:text-style-name="P1" draw:layer="layout" svg:x1="4.1cm" svg:y1="17.3cm" svg:x2="14.8cm" svg:y2="6.6cm">
          <text:p/>
        </draw:line>
        <draw:path draw:style-name="gr1" draw:text-style-name="P1" draw:layer="layout" svg:width="1.374cm" svg:height="1.304cm" draw:transform="rotate (-0.587303293296092) translate (9.74941023182067cm 8.30234882833424cm)" svg:viewBox="0 0 1375 1305" svg:d="M502 1173c430 121 941-182 865-766-84-654-739-360-1040-209-439 222-425 886-23 1107l438-55 187-77">
          <text:p/>
        </draw:path>
        <draw:path draw:style-name="gr1" draw:text-style-name="P1" draw:layer="layout" svg:width="0.423cm" svg:height="-0.001cm" draw:transform="rotate (-0.381354441560761) translate (10.031cm 9.044cm)" svg:viewBox="0 0 424 0" svg:d="M0 0h424">
          <text:p/>
        </draw:path>
        <draw:custom-shape draw:style-name="gr2" draw:text-style-name="P1" draw:layer="layout" svg:width="0.4cm" svg:height="0.2cm" svg:x="10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5.624cm" svg:height="4.375cm" draw:transform="rotate (-2.89654842660979) translate (11.6281207851132cm 12.0625650892903cm)" svg:viewBox="0 0 5625 4376" svg:d="M1698 3049c510 226 820-462 1303-326 667 188 637-736 1217-633 658 118-14 921 402 1159 515 296 326 1296 823 1102 646-252-655-523-374-1111 165-342-201-535-353-1025-198-637-402-473-412-1121-7-481-468-1142-948-1091-671 70 334 684 488 976 113 213 449 1481-288 987-364-244-68-1195-660-1101-986 156 215 453-115 1110-236 470-824 696-910 58-55-406-726-1450-967-853-182 450 1121 448 1111 929-10 455-1065 102-1169-373-196-899-1394 81-545 393 388 143 737 377 1158 412l125 479-173 200">
          <text:p/>
        </draw:path>
        <draw:custom-shape draw:style-name="gr3" draw:text-style-name="P1" draw:layer="layout" svg:width="0.7cm" svg:height="0.5cm" svg:x="12.5cm" svg:y="7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6cm" svg:height="0.7cm" svg:x="13.4cm" svg:y="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7cm" svg:height="0.7cm" svg:x="14.3cm" svg:y="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" draw:text-style-name="P1" draw:layer="layout" svg:x1="4.1cm" svg:y1="2.8cm" svg:x2="4.9cm" svg:y2="3.6cm">
          <text:p/>
        </draw:line>
        <draw:line draw:style-name="gr1" draw:text-style-name="P1" draw:layer="layout" svg:x1="4.1cm" svg:y1="2.7cm" svg:x2="3.5cm" svg:y2="3.3cm">
          <text:p/>
        </draw:line>
        <draw:line draw:style-name="gr1" draw:text-style-name="P1" draw:layer="layout" svg:x1="16.9cm" svg:y1="17.3cm" svg:x2="16.4cm" svg:y2="16.8cm">
          <text:p/>
        </draw:line>
        <draw:line draw:style-name="gr1" draw:text-style-name="P1" draw:layer="layout" svg:x1="16.9cm" svg:y1="17.3cm" svg:x2="16.4cm" svg:y2="17.8cm">
          <text:p/>
        </draw:line>
        <draw:path draw:style-name="gr1" draw:text-style-name="P1" draw:layer="layout" svg:width="0.338cm" svg:height="-0.001cm" draw:transform="rotate (2.19073727710328) translate (9.833cm 8.609cm)" svg:viewBox="0 0 339 0" svg:d="M0 0h339">
          <text:p/>
        </draw:path>
        <draw:path draw:style-name="gr1" draw:text-style-name="P1" draw:layer="layout" svg:width="0.315cm" svg:height="-0.001cm" draw:transform="rotate (-1.5707963267949) translate (9.636cm 8.333cm)" svg:viewBox="0 0 316 0" svg:d="M0 0h316">
          <text:p/>
        </draw:path>
        <draw:path draw:style-name="gr1" draw:text-style-name="P1" draw:layer="layout" svg:width="0.363cm" svg:height="-0.001cm" draw:transform="rotate (2.9225538324645) translate (9.35899433902292cm 8.84602542997637cm)" svg:viewBox="0 0 364 0" svg:d="M0 0h364">
          <text:p/>
        </draw:path>
        <draw:path draw:style-name="gr1" draw:text-style-name="P1" draw:layer="layout" svg:width="0.394cm" svg:height="-0.001cm" draw:transform="rotate (-0.927293431584587) translate (9.043cm 8.767cm)" svg:viewBox="0 0 395 0" svg:d="M0 0h395">
          <text:p/>
        </draw:path>
        <draw:line draw:style-name="gr1" draw:text-style-name="P1" draw:layer="layout" svg:x1="9cm" svg:y1="11.6cm" svg:x2="8.3cm" svg:y2="12cm">
          <text:p/>
        </draw:line>
        <draw:path draw:style-name="gr1" draw:text-style-name="P1" draw:layer="layout" svg:width="0.604cm" svg:height="0.1cm" draw:transform="rotate (-3.04036355697412) translate (8.49983942965194cm 12.8128673800591cm)" svg:viewBox="0 0 605 101" svg:d="M0 97l436 4 169-101">
          <text:p/>
        </draw:path>
        <draw:path draw:style-name="gr1" draw:text-style-name="P1" draw:layer="layout" svg:width="0.733cm" svg:height="0.652cm" draw:transform="rotate (-2.55289309689211) translate (11.4357509754736cm 10.7169482069135cm)" svg:viewBox="0 0 734 653" svg:d="M0 540c1267 548-370-1120 734-317l-55 153">
          <text:p/>
        </draw:path>
        <draw:line draw:style-name="gr1" draw:text-style-name="P1" draw:layer="layout" svg:x1="10.5cm" svg:y1="11cm" svg:x2="10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3:35:38.681000000</meta:creation-date>
    <dc:date>2014-12-05T13:43:46.152000000</dc:date>
    <meta:editing-duration>PT8M11S</meta:editing-duration>
    <meta:editing-cycles>1</meta:editing-cycles>
    <meta:document-statistic meta:object-count="22"/>
    <meta:generator>LibreOffice/4.3.1.2$Windows_x86 LibreOffice_project/958349dc3b25111dbca392fbc281a05559ef6848</meta:generator>
  </office:meta>
</office:document-meta>
</file>